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cc99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cc00" draw:textarea-vertical-align="top" draw:shadow="visible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cc" draw:textarea-vertical-align="top"/>
    </style:style>
    <style:style style:name="gr16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8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19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ffd320" draw:textarea-horizontal-align="justify" draw:textarea-vertical-align="top" draw:auto-grow-height="false" fo:min-height="0cm" fo:min-width="0cm"/>
    </style:style>
    <style:style style:name="gr21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eeeeee" draw:textarea-horizontal-align="justify" draw:textarea-vertical-align="top" draw:auto-grow-height="false" fo:min-height="0cm" fo:min-width="0cm" fo:wrap-option="no-wrap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102cm" fo:margin-bottom="0.102cm" fo:text-align="start"/>
    </style:style>
    <style:style style:name="P7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8" style:family="paragraph">
      <style:paragraph-properties fo:margin-top="0.205cm" fo:margin-bottom="0.205cm" fo:text-align="start"/>
    </style:style>
    <style:style style:name="P9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style:text-line-through-style="solid" fo:font-size="12pt" style:font-size-asian="12pt" style:font-size-complex="12pt"/>
    </style:style>
    <style:style style:name="P12" style:family="paragraph">
      <style:paragraph-properties fo:margin-top="0.102cm" fo:margin-bottom="0.102cm" fo:text-align="start"/>
      <style:text-properties fo:font-size="12pt" style:font-size-asian="12pt" style:font-size-complex="12pt"/>
    </style:style>
    <style:style style:name="P13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4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5" style:family="paragraph">
      <style:paragraph-properties fo:margin-top="0.307cm" fo:margin-bottom="0.307cm" fo:text-align="star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line-through-style="none" fo:font-size="12pt" style:font-size-asian="12pt" style:font-size-complex="12pt"/>
    </style:style>
    <style:style style:name="T6" style:family="text">
      <style:text-properties style:text-line-through-style="solid"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8" draw:id="id8" draw:layer="layout" svg:width="2cm" svg:height="2cm" svg:x="5.8cm" svg:y="1.9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2cm" svg:height="2cm" svg:x="5.801cm" svg:y="5.6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cm" svg:height="2cm" svg:x="5.801cm" svg:y="9.1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6.9cm" svg:height="1.3cm" svg:x="12.8cm" svg:y="14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cm" svg:height="2.3cm" svg:x="12.8cm" svg:y="16.1cm">
          <text:p text:style-name="P1"><text:span text:style-name="T1">callback(bind, unbind)</text:span></text:p>
          <text:p text:style-name="P1"><text:span text:style-name="T1">當項目插入</text:span><text:span text:style-name="T1">dom</text:span><text:span text:style-name="T1">時要執行的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9cm" svg:height="1.3cm" svg:x="12.8cm" svg:y="19.3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cm" svg:height="1.3cm" svg:x="12.8cm" svg:y="21.5cm">
          <text:p text:style-name="P1"><text:span text:style-name="T1">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4cm" svg:x="8.9cm" svg:y="11.3cm">
          <text:p text:style-name="P1"><text:span text:style-name="T1">重要屬性供呼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cm" svg:height="2.3cm" svg:x="12.8cm" svg:y="24.1cm">
          <text:p text:style-name="P1"><text:span text:style-name="T1">Callback:</text:span></text:p>
          <text:p text:style-name="P1"><text:span text:style-name="T1"/></text:p>
          <text:p text:style-name="P1"><text:span text:style-name="T1">Bind, update, unbind????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801cm" svg:y1="10.1cm" svg:x2="8.9cm" svg:y2="12cm" draw:start-shape="id1" draw:start-glue-point="7" draw:end-shape="id2" draw:end-glue-point="3" svg:d="M7801 10100h550v1900h549">
          <text:p/>
        </draw:connector>
        <draw:connector draw:style-name="gr3" draw:text-style-name="P1" draw:layer="layout" svg:x1="11.2cm" svg:y1="12.7cm" svg:x2="12.8cm" svg:y2="14.65cm" draw:start-shape="id2" draw:start-glue-point="2" draw:end-shape="id3" draw:end-glue-point="3" svg:d="M11200 12700v1950h1600">
          <text:p/>
        </draw:connector>
        <draw:connector draw:style-name="gr3" draw:text-style-name="P1" draw:layer="layout" svg:x1="11.2cm" svg:y1="12.7cm" svg:x2="12.8cm" svg:y2="17.25cm" draw:start-shape="id2" draw:start-glue-point="2" draw:end-shape="id4" draw:end-glue-point="3" svg:d="M11200 12700v4550h1600">
          <text:p/>
        </draw:connector>
        <draw:connector draw:style-name="gr3" draw:text-style-name="P1" draw:layer="layout" svg:x1="11.2cm" svg:y1="12.7cm" svg:x2="12.8cm" svg:y2="19.95cm" draw:start-shape="id2" draw:start-glue-point="2" draw:end-shape="id5" draw:end-glue-point="3" svg:d="M11200 12700v7250h1600">
          <text:p/>
        </draw:connector>
        <draw:connector draw:style-name="gr3" draw:text-style-name="P1" draw:layer="layout" svg:x1="11.2cm" svg:y1="12.7cm" svg:x2="12.8cm" svg:y2="22.15cm" draw:start-shape="id2" draw:start-glue-point="2" draw:end-shape="id6" draw:end-glue-point="3" svg:d="M11200 12700v9450h1600">
          <text:p/>
        </draw:connector>
        <draw:custom-shape draw:style-name="gr1" draw:text-style-name="P2" xml:id="id7" draw:id="id7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4cm" svg:y1="6.85cm" svg:x2="5.8cm" svg:y2="2.9cm" draw:start-shape="id7" draw:start-glue-point="1" draw:end-shape="id8" draw:end-glue-point="5" svg:d="M3400 6850c1800 0 600-3950 2400-3950">
          <text:p/>
        </draw:connector>
        <draw:connector draw:style-name="gr3" draw:text-style-name="P1" draw:layer="layout" draw:type="curve" svg:x1="3.4cm" svg:y1="6.85cm" svg:x2="5.801cm" svg:y2="6.6cm" draw:start-shape="id7" draw:start-glue-point="1" draw:end-shape="id9" draw:end-glue-point="5" svg:d="M3400 6850c1801 0 601-250 2401-250">
          <text:p/>
        </draw:connector>
        <draw:connector draw:style-name="gr3" draw:text-style-name="P1" draw:layer="layout" draw:type="curve" svg:x1="3.4cm" svg:y1="6.85cm" svg:x2="5.801cm" svg:y2="10.1cm" draw:start-shape="id7" draw:start-glue-point="1" draw:end-shape="id1" draw:end-glue-point="5" svg:d="M3400 6850c1801 0 601 3250 2401 3250">
          <text:p/>
        </draw:connector>
      </draw:page>
      <draw:page draw:name="page2" draw:style-name="dp1" draw:master-page-name="預設">
        <draw:custom-shape draw:style-name="gr1" draw:text-style-name="P2" xml:id="id12" draw:id="id12" draw:layer="layout" svg:width="7.4cm" svg:height="1.2cm" svg:x="1.3cm" svg:y="1.4cm">
          <text:p text:style-name="P1"><text:span text:style-name="T1">$(dom).asyncHtml( itemName <text:s/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2cm" svg:x="7.2cm" svg:y="5.3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3.4cm" svg:y1="6.85cm" svg:x2="7.2cm" svg:y2="6.3cm" draw:start-shape="id10" draw:start-glue-point="1" draw:end-shape="id11" svg:d="M3400 6850h501l2798-550h501">
          <text:p/>
        </draw:connector>
        <draw:connector draw:style-name="gr4" draw:text-style-name="P3" draw:layer="layout" draw:type="curve" svg:x1="5cm" svg:y1="2.6cm" svg:x2="8.2cm" svg:y2="5.3cm" draw:start-shape="id12" draw:start-glue-point="2" draw:end-shape="id11" svg:d="M5000 2600c0 2026 3200 677 3200 2700">
          <text:p text:style-name="P1"><text:span text:style-name="T2">根據</text:span><text:span text:style-name="T2">itemName</text:span></text:p>
          <text:p text:style-name="P1"><text:span text:style-name="T2">從</text:span><text:span text:style-name="T2">templateList </text:span><text:span text:style-name="T2">找到</text:span></text:p>
          <text:p text:style-name="P1"><text:span text:style-name="T2">符合的 </text:span><text:span text:style-name="T2">item</text:span></text:p>
        </draw:connector>
        <draw:custom-shape draw:style-name="gr1" draw:text-style-name="P2" xml:id="id24" draw:id="id24" draw:layer="layout" svg:width="6.4cm" svg:height="1.9cm" svg:x="1.4cm" svg:y="15cm">
          <text:p text:style-name="P1"><text:span text:style-name="T1">新</text:span><text:span text:style-name="T1">Item </text:span><text:span text:style-name="T1">是否正在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6.4cm" svg:height="1.9cm" svg:x="1.4cm" svg:y="12.1cm">
          <text:p text:style-name="P1"><text:span text:style-name="T1">把 新</text:span><text:span text:style-name="T1">item </text:span><text:span text:style-name="T1">記錄在 </text:span><text:span text:style-name="T1">$.data</text:span><text:span text:style-name="T1">裡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6.4cm" svg:height="1.9cm" svg:x="1.4cm" svg:y="9.2cm">
          <text:p text:style-name="P4"><text:span text:style-name="T1">$.data</text:span><text:span text:style-name="T1">裡是否有記錄上個</text:span></text:p>
          <text:p text:style-name="P4"><text:span text:style-name="T1">Ite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.4cm" svg:height="1.3cm" svg:x="1.4cm" svg:y="17.9cm">
          <text:p text:style-name="P1"><text:span text:style-name="T1">讀取 </text:span><text:span text:style-name="T1">item.sty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1cm" svg:x="11.2cm" svg:y="8.3cm">
          <text:p text:style-name="P1"><text:span text:style-name="T1">呼叫 </text:span><text:span text:style-name="T1">Item.unbin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cm" svg:height="1.1cm" svg:x="11.2cm" svg:y="10.2cm">
          <text:p text:style-name="P1"><text:span text:style-name="T1">移除掛上的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0.15cm" svg:x2="11.2cm" svg:y2="8.85cm" draw:start-shape="id13" draw:start-glue-point="1" draw:end-shape="id14" draw:end-glue-point="3" svg:d="M7800 10150h501l2398-1300h501">
          <text:p/>
        </draw:connector>
        <draw:connector draw:style-name="gr3" draw:text-style-name="P1" draw:layer="layout" draw:type="lines" svg:x1="7.8cm" svg:y1="10.15cm" svg:x2="11.2cm" svg:y2="10.75cm" draw:start-shape="id13" draw:start-glue-point="1" draw:end-shape="id15" svg:d="M7800 10150h501l2398 600h501">
          <text:p/>
        </draw:connector>
        <draw:custom-shape draw:style-name="gr1" draw:text-style-name="P2" xml:id="id17" draw:id="id17" draw:layer="layout" svg:width="5.7cm" svg:height="1.1cm" svg:x="11.2cm" svg:y="17.4cm">
          <text:p text:style-name="P1"><text:span text:style-name="T1">掛上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8.55cm" svg:x2="11.2cm" svg:y2="17.95cm" draw:start-shape="id16" draw:start-glue-point="1" draw:end-shape="id17" draw:end-glue-point="3" svg:d="M7800 18550h501l2398-600h501">
          <text:p/>
        </draw:connector>
        <draw:custom-shape draw:style-name="gr1" draw:text-style-name="P2" xml:id="id18" draw:id="id18" draw:layer="layout" svg:width="6.4cm" svg:height="1.3cm" svg:x="1.4cm" svg:y="20.2cm">
          <text:p text:style-name="P1"><text:span text:style-name="T1">讀取 </text:span><text:span text:style-name="T1">item.ht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1cm" svg:x="11.2cm" svg:y="20cm">
          <text:p text:style-name="P1"><text:span text:style-name="T1">修改 </text:span><text:span text:style-name="T1">dom.inner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.4cm" svg:height="1.3cm" svg:x="1.4cm" svg:y="22.9cm">
          <text:p text:style-name="P1"><text:span text:style-name="T1">讀取 </text:span><text:span text:style-name="T1">item.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0.85cm" svg:x2="11.2cm" svg:y2="20.55cm" draw:start-shape="id18" draw:start-glue-point="1" draw:end-shape="id19" draw:end-glue-point="3" svg:d="M7800 20850h501l2398-300h501">
          <text:p/>
        </draw:connector>
        <draw:custom-shape draw:style-name="gr1" draw:text-style-name="P2" xml:id="id21" draw:id="id21" draw:layer="layout" svg:width="5.7cm" svg:height="1.1cm" svg:x="11.2cm" svg:y="22.4cm">
          <text:p text:style-name="P1"><text:span text:style-name="T1">用</text:span><text:span text:style-name="T1">Function</text:span><text:span text:style-name="T1">執行 </text:span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2.95cm" draw:start-shape="id20" draw:start-glue-point="1" draw:end-shape="id21" svg:d="M7800 23550h501l2398-600h501">
          <text:p/>
        </draw:connector>
        <draw:custom-shape draw:style-name="gr1" draw:text-style-name="P2" xml:id="id22" draw:id="id22" draw:layer="layout" svg:width="5.7cm" svg:height="1.1cm" svg:x="11.2cm" svg:y="24.9cm">
          <text:p text:style-name="P1"><text:span text:style-name="T1">執行 </text:span><text:span text:style-name="T1">item.bind(dom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5.45cm" draw:start-shape="id20" draw:start-glue-point="1" draw:end-shape="id22" draw:end-glue-point="3" svg:d="M7800 23550h501l2398 1900h501">
          <text:p/>
        </draw:connector>
        <draw:connector draw:style-name="gr3" draw:text-style-name="P1" draw:layer="layout" draw:type="lines" svg:x1="8.2cm" svg:y1="7.3cm" svg:x2="4.6cm" svg:y2="9.2cm" draw:start-shape="id11" draw:start-glue-point="6" draw:end-shape="id13" draw:end-glue-point="0" svg:d="M8200 7300v502l-3600 897v501">
          <text:p/>
        </draw:connector>
        <draw:connector draw:style-name="gr3" draw:text-style-name="P1" draw:layer="layout" draw:type="lines" svg:x1="4.6cm" svg:y1="11.1cm" svg:x2="4.6cm" svg:y2="12.1cm" draw:start-shape="id13" draw:start-glue-point="2" draw:end-shape="id23" draw:end-glue-point="0" svg:d="M4600 11100v501-2 501">
          <text:p/>
        </draw:connector>
        <draw:connector draw:style-name="gr3" draw:text-style-name="P1" draw:layer="layout" draw:type="lines" svg:x1="4.6cm" svg:y1="14cm" svg:x2="4.6cm" svg:y2="15cm" draw:start-shape="id23" draw:start-glue-point="2" draw:end-shape="id24" draw:end-glue-point="0" svg:d="M4600 14000v501-2 501">
          <text:p/>
        </draw:connector>
        <draw:connector draw:style-name="gr3" draw:text-style-name="P1" draw:layer="layout" draw:type="lines" svg:x1="4.6cm" svg:y1="16.9cm" svg:x2="4.6cm" svg:y2="17.9cm" draw:start-shape="id24" draw:start-glue-point="2" draw:end-shape="id16" draw:end-glue-point="0" svg:d="M4600 16900v501-2 501">
          <text:p/>
        </draw:connector>
        <draw:connector draw:style-name="gr3" draw:text-style-name="P1" draw:layer="layout" draw:type="lines" svg:x1="4.6cm" svg:y1="19.2cm" svg:x2="4.6cm" svg:y2="20.2cm" draw:start-shape="id16" draw:start-glue-point="2" draw:end-shape="id18" draw:end-glue-point="0" svg:d="M4600 19200v501-2 501">
          <text:p/>
        </draw:connector>
        <draw:connector draw:style-name="gr3" draw:text-style-name="P1" draw:layer="layout" draw:type="lines" svg:x1="4.6cm" svg:y1="21.5cm" svg:x2="4.6cm" svg:y2="22.9cm" draw:start-shape="id18" draw:start-glue-point="2" draw:end-shape="id20" draw:end-glue-point="0" svg:d="M4600 21500v501 398 501">
          <text:p/>
        </draw:connector>
      </draw:page>
      <draw:page draw:name="page3" draw:style-name="dp1" draw:master-page-name="預設">
        <draw:custom-shape draw:style-name="gr6" draw:text-style-name="P1" xml:id="id26" draw:id="id26" draw:layer="layout" svg:width="5.5cm" svg:height="1.2cm" svg:x="7cm" svg:y="6.2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8cm" svg:height="1.6cm" svg:x="1.2cm" svg:y="11.9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cm" svg:height="1.6cm" svg:x="7.5cm" svg:y="11.9cm">
          <text:p text:style-name="P1">template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8" draw:id="id28" draw:layer="layout" svg:width="5.8cm" svg:height="1.6cm" svg:x="14.201cm" svg:y="11.9cm">
          <text:p text:style-name="P1">template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cm" svg:y1="11.9cm" svg:x2="9.75cm" svg:y2="7.4cm" draw:start-shape="id25" draw:start-glue-point="0" draw:end-shape="id26" draw:end-glue-point="2" svg:d="M4100 11900v-2150h5650v-2350">
          <text:p/>
        </draw:connector>
        <draw:connector draw:style-name="gr7" draw:text-style-name="P1" draw:layer="layout" svg:x1="10.4cm" svg:y1="11.9cm" svg:x2="9.75cm" svg:y2="7.4cm" draw:start-shape="id27" draw:start-glue-point="0" draw:end-shape="id26" draw:end-glue-point="2" svg:d="M10400 11900v-2150h-650v-2350">
          <text:p/>
        </draw:connector>
        <draw:connector draw:style-name="gr7" draw:text-style-name="P1" draw:layer="layout" svg:x1="17.101cm" svg:y1="11.9cm" svg:x2="9.75cm" svg:y2="7.4cm" draw:start-shape="id28" draw:start-glue-point="0" draw:end-shape="id26" draw:end-glue-point="2" svg:d="M17101 11900v-2150h-7351v-2350">
          <text:p/>
        </draw:connector>
        <draw:custom-shape draw:style-name="gr8" draw:text-style-name="P2" draw:layer="layout" svg:width="7.3cm" svg:height="1.4cm" svg:x="0cm" svg:y="0cm">
          <text:p text:style-name="P1"><text:span text:style-name="T1">主要功能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3cm" svg:height="3.6cm" svg:x="1cm" svg:y="2.4cm">
          <text:p text:style-name="P6"><text:span text:style-name="T1">组件</text:span></text:p>
          <text:p text:style-name="P6"><text:span text:style-name="T1">显示次选单</text:span></text:p>
          <text:p text:style-name="P6"><text:span text:style-name="T1">可更换内容</text:span></text:p>
          <draw:enhanced-geometry svg:viewBox="0 0 21600 21600" draw:path-stretchpoint-x="10800" draw:path-stretchpoint-y="10800" draw:text-areas="?f3 ?f4 ?f5 ?f6" draw:type="round-rectangle" draw:modifiers="1494.062436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5.5cm" svg:height="1.2cm" svg:x="7.9cm" svg:y="22.4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8cm" svg:height="1.6cm" svg:x="7.75cm" svg:y="26.6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2" draw:id="id32" draw:layer="layout" svg:width="7.3cm" svg:height="1.4cm" svg:x="0cm" svg:y="16.1cm">
          <text:p text:style-name="P1"><text:span text:style-name="T1">彼此间的通讯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13.55cm" svg:y1="27.4cm" svg:x2="13.4cm" svg:y2="23cm" draw:start-shape="id29" draw:start-glue-point="1" draw:end-shape="id30" draw:end-glue-point="1" svg:d="M13550 27400c826 0 901-4400-150-4400">
          <text:p text:style-name="P1">冒泡事件</text:p>
        </draw:connector>
        <draw:rect draw:style-name="gr11" draw:text-style-name="P1" xml:id="id31" draw:id="id31" draw:layer="layout" svg:width="6.7cm" svg:height="1.3cm" svg:x="12.5cm" svg:y="17.7cm">
          <text:p text:style-name="P1">监听事件</text:p>
        </draw:rect>
        <draw:connector draw:style-name="gr3" draw:text-style-name="P1" draw:layer="layout" draw:type="curve" svg:x1="10.65cm" svg:y1="22.4cm" svg:x2="12.5cm" svg:y2="18.35cm" draw:start-shape="id30" draw:start-glue-point="0" draw:end-shape="id31" draw:end-glue-point="3" svg:d="M10650 22400c0-2700 616-4050 1850-4050">
          <text:p/>
        </draw:connector>
        <draw:custom-shape draw:style-name="gr1" draw:text-style-name="P9" xml:id="id33" draw:id="id33" draw:layer="layout" svg:width="5.8cm" svg:height="2.8cm" svg:x="1.3cm" svg:y="18.5cm">
          <text:p text:style-name="P8"><text:span text:style-name="T2">可用表单做组件</text:span></text:p>
          <text:p text:style-name="P8"><text:span text:style-name="T2">把</text:span><text:span text:style-name="T2">data</text:span><text:span text:style-name="T2">改变的资讯外传</text:span></text:p>
          <text:p text:style-name="P8"><text:span text:style-name="T2">然后处理表单提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65cm" svg:y1="17.5cm" svg:x2="4.2cm" svg:y2="18.5cm" draw:start-shape="id32" draw:start-glue-point="2" draw:end-shape="id33" draw:end-glue-point="0" svg:d="M3650 17500v600h550v400">
          <text:p/>
        </draw:connector>
        <draw:connector draw:style-name="gr4" draw:text-style-name="P2" draw:layer="layout" draw:type="curve" svg:x1="7.9cm" svg:y1="23cm" svg:x2="7.75cm" svg:y2="27.4cm" draw:start-shape="id30" draw:start-glue-point="3" draw:end-shape="id29" draw:end-glue-point="3" svg:d="M7900 23000c-976 0-901 4400-150 4400">
          <text:p text:style-name="P1"><text:span text:style-name="T1">_.event()</text:span></text:p>
        </draw:connector>
      </draw:page>
      <draw:page draw:name="page4" draw:style-name="dp1" draw:master-page-name="預設">
        <draw:rect draw:style-name="gr12" draw:text-style-name="P10" draw:layer="layout" svg:width="4.9cm" svg:height="8.3cm" svg:x="1.7cm" svg:y="5.1cm">
          <text:p text:style-name="P4"><text:span text:style-name="T3">_.asyncTemplate()</text:span></text:p>
          <text:p text:style-name="P4"><text:span text:style-name="T2">生命周期</text:span></text:p>
        </draw:rect>
        <draw:custom-shape draw:style-name="gr1" draw:text-style-name="P2" draw:layer="layout" svg:width="9.4cm" svg:height="1.4cm" svg:x="0cm" svg:y="0cm">
          <text:p text:style-name="P1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1">简述</text:span><text:span text:style-name="T1">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2.1cm" svg:y="3.4cm">
          <text:p text:style-name="P1"><text:span text:style-name="T2">temp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2cm" svg:height="0.9cm" svg:x="11.5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4" draw:id="id34" draw:layer="layout" svg:width="0.902cm" svg:height="0.902cm" svg:x="3.7cm" svg:y="7.098cm">
          <text:p text:style-name="P1"><text:span text:style-name="T2">template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0.902cm" svg:height="0.902cm" svg:x="3.679cm" svg:y="10.798cm">
          <text:p text:style-name="P1"><text:span text:style-name="T2">template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6" draw:id="id36" draw:layer="layout" svg:width="0.902cm" svg:height="0.902cm" svg:x="13.49cm" svg:y="7.098cm">
          <text:p text:style-name="P1"><text:span text:style-name="T2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7" draw:id="id37" draw:layer="layout" svg:width="0.902cm" svg:height="0.902cm" svg:x="13.469cm" svg:y="10.7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4.151cm" svg:y1="8cm" svg:x2="4.13cm" svg:y2="10.798cm" draw:start-shape="id34" draw:start-glue-point="8" draw:end-shape="id35" draw:end-glue-point="4" svg:d="M4151 8000v501l-21 1796v501">
          <text:p/>
        </draw:connector>
        <draw:connector draw:style-name="gr3" draw:text-style-name="P1" draw:layer="layout" draw:type="lines" svg:x1="13.941cm" svg:y1="8cm" svg:x2="13.92cm" svg:y2="10.798cm" draw:start-shape="id36" draw:start-glue-point="8" draw:end-shape="id37" draw:end-glue-point="4" svg:d="M13941 8000v501l-21 1796v501">
          <text:p/>
        </draw:connector>
        <draw:custom-shape draw:style-name="gr1" draw:text-style-name="P3" xml:id="id44" draw:id="id44" draw:layer="layout" svg:width="0.902cm" svg:height="0.902cm" svg:x="8.499cm" svg:y="13.398cm">
          <text:p text:style-name="P1"><text:span text:style-name="T5">all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45" draw:id="id45" draw:layer="layout" svg:width="0.902cm" svg:height="0.902cm" svg:x="8.436cm" svg:y="4.798cm">
          <text:p text:style-name="P1"><text:span text:style-name="T6">all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3.3cm" svg:height="1.1cm" svg:x="7.3cm" svg:y="20.9cm">
          <text:p text:style-name="P1"><text:span text:style-name="T1">beforem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3.3cm" svg:height="1.1cm" svg:x="7.3cm" svg:y="24.2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3.3cm" svg:height="1.1cm" svg:x="7.3cm" svg:y="27.2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39" draw:id="id39" draw:layer="layout" svg:width="6.3cm" svg:height="3.3cm" svg:x="13.7cm" svg:y="19.5cm">
          <text:p text:style-name="P4"><text:span text:style-name="T2">結合數據與模板渲染</text:span></text:p>
          <text:p text:style-name="P4"><text:span text:style-name="T2">html</text:span><text:span text:style-name="T2">內容</text:span></text:p>
          <text:p text:style-name="P4"><text:span text:style-name="T2"/></text:p>
          <text:p text:style-name="P4"><text:span text:style-name="T2">事先修改 </text:span><text:span text:style-name="T2">css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1.45cm" svg:x2="13.7cm" svg:y2="21.15cm" draw:start-shape="id38" draw:start-glue-point="1" draw:end-shape="id39" draw:end-glue-point="3" svg:d="M10600 21450c2325 0 775-300 3100-300">
          <text:p/>
        </draw:connector>
        <draw:custom-shape draw:style-name="gr14" draw:text-style-name="P2" xml:id="id41" draw:id="id41" draw:layer="layout" svg:width="6.3cm" svg:height="1.4cm" svg:x="13.7cm" svg:y="23.8cm">
          <text:p text:style-name="P1"><text:span text:style-name="T1">綁定模板內的事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4.75cm" svg:x2="13.7cm" svg:y2="24.5cm" draw:start-shape="id40" draw:start-glue-point="1" draw:end-shape="id41" draw:end-glue-point="3" svg:d="M10600 24750c2325 0 775-250 3100-250">
          <text:p/>
        </draw:connector>
        <draw:custom-shape draw:style-name="gr14" draw:text-style-name="P5" xml:id="id43" draw:id="id43" draw:layer="layout" svg:width="6.3cm" svg:height="1.4cm" svg:x="13.701cm" svg:y="27.2cm">
          <text:p text:style-name="P4"><text:span text:style-name="T1">修改 </text:span><text:span text:style-name="T1">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7.75cm" svg:x2="13.701cm" svg:y2="27.9cm" draw:start-shape="id42" draw:start-glue-point="1" draw:end-shape="id43" draw:end-glue-point="3" svg:d="M10600 27750c2326 0 776 150 3101 150">
          <text:p/>
        </draw:connector>
        <draw:connector draw:style-name="gr3" draw:text-style-name="P1" draw:layer="layout" draw:type="lines" svg:x1="8.95cm" svg:y1="14.3cm" svg:x2="8.95cm" svg:y2="20.9cm" draw:start-shape="id44" draw:start-glue-point="8" draw:end-shape="id38" draw:end-glue-point="0" svg:d="M8950 14300v501 5598 501">
          <text:p/>
        </draw:connector>
        <draw:connector draw:style-name="gr3" draw:text-style-name="P1" draw:layer="layout" draw:type="lines" svg:x1="8.95cm" svg:y1="22cm" svg:x2="8.95cm" svg:y2="24.2cm" draw:start-shape="id38" draw:start-glue-point="2" draw:end-shape="id40" draw:end-glue-point="0" svg:d="M8950 22000v501 1198 501">
          <text:p/>
        </draw:connector>
        <draw:connector draw:style-name="gr3" draw:text-style-name="P1" draw:layer="layout" draw:type="lines" svg:x1="8.95cm" svg:y1="25.3cm" svg:x2="8.95cm" svg:y2="27.2cm" draw:start-shape="id40" draw:start-glue-point="2" draw:end-shape="id42" draw:end-glue-point="0" svg:d="M8950 25300v501 898 501">
          <text:p/>
        </draw:connector>
        <draw:connector draw:style-name="gr3" draw:text-style-name="P1" draw:layer="layout" svg:x1="8.887cm" svg:y1="5.7cm" svg:x2="4.151cm" svg:y2="7.098cm" draw:start-shape="id45" draw:start-glue-point="8" draw:end-shape="id34" draw:end-glue-point="4" svg:d="M8887 5700v699h-4736v699">
          <text:p/>
        </draw:connector>
        <draw:connector draw:style-name="gr3" draw:text-style-name="P1" draw:layer="layout" svg:x1="8.887cm" svg:y1="5.7cm" svg:x2="13.941cm" svg:y2="7.098cm" draw:start-shape="id45" draw:start-glue-point="8" draw:end-shape="id36" draw:end-glue-point="4" svg:d="M8887 5700v699h5054v699">
          <text:p/>
        </draw:connector>
        <draw:connector draw:style-name="gr3" draw:text-style-name="P1" draw:layer="layout" svg:x1="4.13cm" svg:y1="11.7cm" svg:x2="8.95cm" svg:y2="13.398cm" draw:start-shape="id35" draw:start-glue-point="8" draw:end-shape="id44" draw:end-glue-point="4" svg:d="M4130 11700v849h4820v849">
          <text:p/>
        </draw:connector>
        <draw:connector draw:style-name="gr3" draw:text-style-name="P1" draw:layer="layout" svg:x1="13.92cm" svg:y1="11.7cm" svg:x2="8.95cm" svg:y2="13.398cm" draw:start-shape="id37" draw:start-glue-point="8" draw:end-shape="id44" draw:end-glue-point="4" svg:d="M13920 11700v849h-4970v849">
          <text:p/>
        </draw:connector>
        <draw:rect draw:style-name="gr15" draw:text-style-name="P12" xml:id="id46" draw:id="id46" draw:layer="layout" svg:width="7.6cm" svg:height="4cm" svg:x="0.8cm" svg:y="15.8cm">
          <text:p text:style-name="P6"><text:span text:style-name="T2">callback(</text:span><text:span text:style-name="T7">err</text:span><text:span text:style-name="T2">, containerdom, </text:span></text:p>
          <text:p text:style-name="P6"><text:span text:style-name="T2">tempStatus, dataStatus)</text:span></text:p>
          <text:p text:style-name="P6"><text:span text:style-name="T2"/></text:p>
          <text:p text:style-name="P6"><text:span text:style-name="T2">可在</text:span><text:span text:style-name="T2">callback </text:span><text:span text:style-name="T2">中用 </text:span><text:span text:style-name="T2">$.</text:span><text:span text:style-name="T8">getTempalte</text:span><text:span text:style-name="T2">(dom)</text:span></text:p>
          <text:p text:style-name="P6"><text:span text:style-name="T2">取得 </text:span><text:span text:style-name="T2">template </text:span><text:span text:style-name="T2">操作</text:span></text:p>
        </draw:rect>
        <draw:connector draw:style-name="gr16" draw:text-style-name="P1" draw:layer="layout" draw:type="curve" svg:x1="3.811cm" svg:y1="11.568cm" svg:x2="4.6cm" svg:y2="15.8cm" draw:start-shape="id35" draw:start-glue-point="7" draw:end-shape="id46" draw:end-glue-point="0" svg:d="M3811 11568c0 3273 789 1157 789 4232">
          <text:p/>
        </draw:connector>
        <draw:connector draw:style-name="gr16" draw:text-style-name="P1" draw:layer="layout" draw:type="curve" svg:x1="8.499cm" svg:y1="13.849cm" svg:x2="4.6cm" svg:y2="15.8cm" draw:start-shape="id44" draw:start-glue-point="6" draw:end-shape="id46" svg:d="M8499 13849c-2600 0-3899 650-3899 1951">
          <text:p/>
        </draw:connector>
        <draw:rect draw:style-name="gr15" draw:text-style-name="P4" xml:id="id47" draw:id="id47" draw:layer="layout" svg:width="8.7cm" svg:height="3.6cm" svg:x="11.7cm" svg:y="13.8cm">
          <text:p text:style-name="P6"><text:span text:style-name="T2">callback(containerdom, </text:span></text:p>
          <text:p text:style-name="P6"><text:span text:style-name="T2">tempStatus, dataStatus)</text:span></text:p>
        </draw:rect>
        <draw:connector draw:style-name="gr16" draw:text-style-name="P1" draw:layer="layout" draw:type="curve" svg:x1="14.392cm" svg:y1="7.549cm" svg:x2="16.05cm" svg:y2="13.8cm" draw:start-shape="id36" draw:start-glue-point="10" draw:end-shape="id47" svg:d="M14392 7549c1106 0 1658 2083 1658 6251">
          <text:p/>
        </draw:connector>
        <draw:connector draw:style-name="gr16" draw:text-style-name="P1" draw:layer="layout" draw:type="curve" svg:x1="4.602cm" svg:y1="7.549cm" svg:x2="16.05cm" svg:y2="13.8cm" draw:start-shape="id34" draw:start-glue-point="10" draw:end-shape="id47" draw:end-glue-point="0" svg:d="M4602 7549c7632 0 11448 2083 11448 6251">
          <text:p/>
        </draw:connector>
        <draw:connector draw:style-name="gr16" draw:text-style-name="P1" draw:layer="layout" draw:type="curve" svg:x1="9.338cm" svg:y1="5.249cm" svg:x2="16.05cm" svg:y2="13.8cm" draw:start-shape="id45" draw:start-glue-point="10" draw:end-shape="id47" draw:end-glue-point="0" svg:d="M9338 5249c4475 0 6712 2850 6712 8551">
          <text:p/>
        </draw:connector>
        <draw:connector draw:style-name="gr16" draw:text-style-name="P1" draw:layer="layout" draw:type="curve" svg:x1="13.469cm" svg:y1="11.249cm" svg:x2="4.6cm" svg:y2="15.8cm" draw:start-shape="id37" draw:start-glue-point="6" draw:end-shape="id46" draw:end-glue-point="0" svg:d="M13469 11249c-5913 0-8869 1517-8869 4551">
          <text:p/>
        </draw:connector>
      </draw:page>
      <draw:page draw:name="page5" draw:style-name="dp1" draw:master-page-name="預設">
        <draw:connector draw:style-name="gr17" draw:text-style-name="P1" draw:layer="layout" draw:type="curve" svg:x1="9.6cm" svg:y1="3.05cm" svg:x2="15.6cm" svg:y2="20.5cm" draw:start-shape="id48" draw:start-glue-point="1" draw:end-shape="id49" draw:end-glue-point="0" svg:d="M9600 3050c4000 0 6000 5816 6000 17450">
          <text:p/>
        </draw:connector>
        <draw:custom-shape draw:style-name="gr8" draw:text-style-name="P2" draw:layer="layout" svg:width="8.5cm" svg:height="1.4cm" svg:x="0cm" svg:y="0cm">
          <text:p text:style-name="P1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48" draw:id="id48" draw:layer="layout" svg:width="8.8cm" svg:height="1.5cm" svg:x="0.8cm" svg:y="2.3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3cm" svg:height="1.1cm" svg:x="1.6cm" svg:y="5.5cm">
          <text:p text:style-name="P1"><text:span text:style-name="T1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2cm" svg:y1="3.8cm" svg:x2="3.1cm" svg:y2="5.5cm" draw:start-shape="id48" draw:start-glue-point="2" draw:end-shape="id50" draw:end-glue-point="0" svg:d="M5200 3800v950h-2100v750">
          <text:p/>
        </draw:connector>
        <draw:custom-shape draw:style-name="gr1" draw:text-style-name="P4" xml:id="id51" draw:id="id51" draw:layer="layout" svg:width="14.5cm" svg:height="1cm" svg:x="5.5cm" svg:y="7cm">
          <text:p text:style-name="P4">GetData: <text:span text:style-name="T2">取得资料的方法</text:span><text:span text:style-name="T2">(</text:span><text:span text:style-name="T2">返回</text:span><text:span text:style-name="T2">promis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7.5cm" draw:start-shape="id50" draw:start-glue-point="2" draw:end-shape="id51" draw:end-glue-point="3" svg:d="M3100 6600v900h2400">
          <text:p/>
        </draw:connector>
        <draw:custom-shape draw:style-name="gr19" draw:text-style-name="P4" xml:id="id52" draw:id="id52" draw:layer="layout" svg:width="14.5cm" svg:height="2.409cm" svg:x="5.5cm" svg:y="9.5cm">
          <text:p text:style-name="P4"><text:span text:style-name="T1">TemplateString</text:span>: <text:span text:style-name="T1">使用 </text:span><text:span text:style-name="T1">es6 </text:span><text:span text:style-name="T1">预设方式</text:span><text:span text:style-name="T1">(</text:span><text:span text:style-name="T1">预设</text:span><text:span text:style-name="T1">true)</text:span></text:p>
          <text:p text:style-name="P4"><text:span text:style-name="T1">若设定 </text:span><text:span text:style-name="T1">false =&gt; </text:span><text:span text:style-name="T1">使用渲染引擎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0.704cm" draw:start-shape="id50" draw:start-glue-point="2" draw:end-shape="id52" draw:end-glue-point="3" svg:d="M3100 6600v4104h2400">
          <text:p/>
        </draw:connector>
        <draw:custom-shape draw:style-name="gr18" draw:text-style-name="P5" xml:id="id53" draw:id="id53" draw:layer="layout" svg:width="7.1cm" svg:height="1.5cm" svg:x="0.8cm" svg:y="20cm">
          <text:p text:style-name="P5"><text:span text:style-name="T1">_.</text:span><text:span text:style-name="T4">asyncTemplate</text:span><text:span text:style-name="T1">(</text:span><text:span text:style-name="T1">模版名称</text:span><text:span text:style-name="T1">) 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49" draw:id="id49" draw:layer="layout" svg:width="10.6cm" svg:height="3.1cm" svg:x="10.3cm" svg:y="20.5cm">
          <text:p text:style-name="P13"><text:span text:style-name="T1">返回</text:span><text:span text:style-name="T9">templateItem</text:span></text:p>
          <text:p text:style-name="P13"><text:span text:style-name="T1">可用 </text:span><text:span text:style-name="T1">template.then(callback, callback) </text:span><text:span text:style-name="T1">去接</text:span></text:p>
          <text:p text:style-name="P13"><text:span text:style-name="T1">返回 模版函式，执行环境是 </text:span><text:span text:style-name="T1">template</text:span></text:p>
          <text:p text:style-name="P13"><text:span text:style-name="T1"/></text:p>
          <text:p text:style-name="P13"><text:span text:style-name="T1"/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7.9cm" svg:y1="20.75cm" svg:x2="10.3cm" svg:y2="22.05cm" draw:start-shape="id53" draw:start-glue-point="1" draw:end-shape="id49" svg:d="M7900 20750c1950 0 750 1300 2400 1300">
          <text:p/>
        </draw:connector>
        <draw:custom-shape draw:style-name="gr19" draw:text-style-name="P4" xml:id="id54" draw:id="id54" draw:layer="layout" svg:width="14.5cm" svg:height="1.309cm" svg:x="5.5cm" svg:y="13.691cm">
          <text:p text:style-name="P4"><text:span text:style-name="T1">PreLoad: </text:span><text:span text:style-name="T1">尚未掛載前就先 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55" draw:id="id55" draw:layer="layout" svg:width="14.5cm" svg:height="1.309cm" svg:x="5.5cm" svg:y="16.491cm">
          <text:p text:style-name="P4"><text:span text:style-name="T1">render: </text:span><text:span text:style-name="T1">指定著色方法，返回一个 </text:span><text:span text:style-name="T1">function(str, data)</text:span><text:span text:style-name="T1">的著色命令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4.345cm" draw:start-shape="id50" draw:start-glue-point="2" draw:end-shape="id54" draw:end-glue-point="3" svg:d="M3100 6600v7745h2400">
          <text:p/>
        </draw:connector>
        <draw:connector draw:style-name="gr3" draw:text-style-name="P1" draw:layer="layout" svg:x1="3.1cm" svg:y1="6.6cm" svg:x2="5.5cm" svg:y2="17.145cm" draw:start-shape="id50" draw:start-glue-point="2" draw:end-shape="id55" draw:end-glue-point="3" svg:d="M3100 6600v10545h2400">
          <text:p/>
        </draw:connector>
        <draw:custom-shape draw:style-name="gr18" draw:text-style-name="P14" draw:layer="layout" svg:width="10.1cm" svg:height="2.8cm" svg:x="0.8cm" svg:y="24.9cm">
          <text:p text:style-name="P14"><text:span text:style-name="T1">_.</text:span><text:span text:style-name="T4">asyncTemplate</text:span><text:span text:style-name="T1">() </text:span><text:span text:style-name="T1">将返回一个全域设定</text:span></text:p>
          <text:p text:style-name="P14"><text:span text:style-name="T1">templateGloabalSetting</text:span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1" draw:text-style-name="P2" draw:layer="layout" svg:width="3.1cm" svg:height="1.2cm" svg:x="1cm" svg:y="2.4cm">
          <text:p text:style-name="P1"><text:span text:style-name="T1">模版格式</text:span></text:p>
        </draw:rect>
        <draw:custom-shape draw:style-name="gr1" draw:text-style-name="P4" draw:layer="layout" svg:width="10.6cm" svg:height="1.2cm" svg:x="4.1cm" svg:y="4.1cm">
          <text:p text:style-name="P4">Style 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6cm" svg:height="1.2cm" svg:x="4.101cm" svg:y="5.801cm">
          <text:p text:style-name="P4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56" draw:id="id56" draw:layer="layout" svg:width="10.6cm" svg:height="1.2cm" svg:x="4.102cm" svg:y="7.6cm">
          <text:p text:style-name="P4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7" draw:id="id57" draw:layer="layout" svg:width="4.4cm" svg:height="1.1cm" svg:x="0.9cm" svg:y="10.4cm">
          <text:p text:style-name="P1"><text:span text:style-name="T1">template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02cm" svg:y1="8.8cm" svg:x2="3.1cm" svg:y2="10.4cm" draw:start-shape="id56" draw:start-glue-point="2" draw:end-shape="id57" draw:end-glue-point="0" svg:d="M9402 8800v801h-6302v799">
          <text:p/>
        </draw:connector>
        <draw:custom-shape draw:style-name="gr14" draw:text-style-name="P4" xml:id="id59" draw:id="id59" draw:layer="layout" svg:width="14.5cm" svg:height="1.209cm" svg:x="4.5cm" svg:y="14.318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14" draw:text-style-name="P4" xml:id="id60" draw:id="id60" draw:layer="layout" svg:width="14.5cm" svg:height="1.209cm" svg:x="4.5cm" svg:y="16.494cm">
          <text:p text:style-name="P4"><text:span text:style-name="T2">Callback-&gt;dataLoad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4" xml:id="id61" draw:id="id61" draw:layer="layout" svg:width="14.5cm" svg:height="1.209cm" svg:x="4.5cm" svg:y="18.791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2" draw:id="id62" draw:layer="layout" svg:width="14.5cm" svg:height="1.209cm" svg:x="4.5cm" svg:y="20.791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63" draw:id="id63" draw:layer="layout" svg:width="14.5cm" svg:height="1.209cm" svg:x="4.5cm" svg:y="22.791cm">
          <text:p text:style-name="P4"><text:span text:style-name="T2">Callback-&gt;</text:span><text:span text:style-name="T1">beforemount</text:span>: </text:p>
          <draw:enhanced-geometry svg:viewBox="0 0 21600 21600" draw:type="rectangle" draw:enhanced-path="M 0 0 L 21600 0 21600 21600 0 21600 0 0 Z N"/>
        </draw:custom-shape>
        <draw:custom-shape draw:style-name="gr21" draw:text-style-name="P4" xml:id="id64" draw:id="id64" draw:layer="layout" svg:width="14.5cm" svg:height="1.209cm" svg:x="4.5cm" svg:y="24.891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21" draw:text-style-name="P4" xml:id="id65" draw:id="id65" draw:layer="layout" svg:width="14.5cm" svg:height="1.209cm" svg:x="4.5cm" svg:y="26.891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14" draw:text-style-name="P4" xml:id="id58" draw:id="id58" draw:layer="layout" svg:width="14.5cm" svg:height="1.209cm" svg:x="4.5cm" svg:y="12.318cm">
          <text:p text:style-name="P4"><text:span text:style-name="T2">Data</text:span>: <text:span text:style-name="T2">预设的</text:span><text:span text:style-name="T2">data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11.5cm" svg:x2="4.5cm" svg:y2="12.922cm" draw:start-shape="id57" draw:start-glue-point="2" draw:end-shape="id58" draw:end-glue-point="3" svg:d="M3100 11500v1422h1400">
          <text:p/>
        </draw:connector>
        <draw:connector draw:style-name="gr3" draw:text-style-name="P1" draw:layer="layout" svg:x1="3.1cm" svg:y1="11.5cm" svg:x2="4.5cm" svg:y2="14.922cm" draw:start-shape="id57" draw:start-glue-point="2" draw:end-shape="id59" draw:end-glue-point="3" svg:d="M3100 11500v3422h1400">
          <text:p/>
        </draw:connector>
        <draw:connector draw:style-name="gr3" draw:text-style-name="P1" draw:layer="layout" svg:x1="3.1cm" svg:y1="11.5cm" svg:x2="4.5cm" svg:y2="17.098cm" draw:start-shape="id57" draw:start-glue-point="2" draw:end-shape="id60" draw:end-glue-point="3" svg:d="M3100 11500v5598h1400">
          <text:p/>
        </draw:connector>
        <draw:connector draw:style-name="gr3" draw:text-style-name="P1" draw:layer="layout" svg:x1="3.1cm" svg:y1="11.5cm" svg:x2="4.5cm" svg:y2="19.395cm" draw:start-shape="id57" draw:start-glue-point="2" draw:end-shape="id61" draw:end-glue-point="3" svg:d="M3100 11500v7895h1400">
          <text:p/>
        </draw:connector>
        <draw:connector draw:style-name="gr3" draw:text-style-name="P1" draw:layer="layout" svg:x1="3.1cm" svg:y1="11.5cm" svg:x2="4.5cm" svg:y2="21.395cm" draw:start-shape="id57" draw:start-glue-point="2" draw:end-shape="id62" draw:end-glue-point="3" svg:d="M3100 11500v9895h1400">
          <text:p/>
        </draw:connector>
        <draw:connector draw:style-name="gr3" draw:text-style-name="P1" draw:layer="layout" svg:x1="3.1cm" svg:y1="11.5cm" svg:x2="4.5cm" svg:y2="23.395cm" draw:start-shape="id57" draw:start-glue-point="2" draw:end-shape="id63" draw:end-glue-point="3" svg:d="M3100 11500v11895h1400">
          <text:p/>
        </draw:connector>
        <draw:connector draw:style-name="gr3" draw:text-style-name="P1" draw:layer="layout" svg:x1="3.1cm" svg:y1="11.5cm" svg:x2="4.5cm" svg:y2="25.495cm" draw:start-shape="id57" draw:start-glue-point="2" draw:end-shape="id64" draw:end-glue-point="3" svg:d="M3100 11500v13995h1400">
          <text:p/>
        </draw:connector>
        <draw:connector draw:style-name="gr3" draw:text-style-name="P1" draw:layer="layout" svg:x1="3.1cm" svg:y1="11.5cm" svg:x2="4.5cm" svg:y2="27.495cm" draw:start-shape="id57" draw:start-glue-point="2" draw:end-shape="id65" draw:end-glue-point="3" svg:d="M3100 11500v15995h1400">
          <text:p/>
        </draw:connector>
        <draw:custom-shape draw:style-name="gr22" draw:text-style-name="P4" draw:layer="layout" svg:width="9.8cm" svg:height="2.7cm" svg:x="9.9cm" svg:y="9.1cm">
          <text:p text:style-name="P4">主要在处理模版内部变动</text:p>
          <draw:enhanced-geometry svg:viewBox="0 0 21600 21600" draw:text-areas="800 800 20800 20800" draw:type="round-rectangular-callout" draw:modifiers="-10915.7024793388 15850.129581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預設">
        <draw:custom-shape draw:style-name="gr8" draw:text-style-name="P2" draw:layer="layout" svg:width="8.5cm" svg:height="1.4cm" svg:x="0.003cm" svg:y="0cm">
          <text:p text:style-name="P1"><text:span text:style-name="T1">$.template(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6" draw:id="id66" draw:layer="layout" svg:width="3.1cm" svg:height="1.3cm" svg:x="1cm" svg:y="4.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7" draw:id="id67" draw:layer="layout" svg:width="4.5cm" svg:height="1.3cm" svg:x="9.7cm" svg:y="4.201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4.1cm" svg:y1="4.85cm" svg:x2="9.7cm" svg:y2="4.851cm" draw:start-shape="id66" draw:start-glue-point="1" draw:end-shape="id67" draw:end-glue-point="3" svg:d="M4100 4850l5600 1">
          <text:p text:style-name="P1">*,1</text:p>
        </draw:connector>
        <draw:custom-shape draw:style-name="gr1" draw:text-style-name="P1" xml:id="id68" draw:id="id68" draw:layer="layout" svg:width="3.1cm" svg:height="1.3cm" svg:x="1.001cm" svg:y="9.40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0" draw:id="id70" draw:layer="layout" svg:width="4.5cm" svg:height="1.3cm" svg:x="15.701cm" svg:y="9.302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69" draw:id="id69" draw:layer="layout" svg:width="4.5cm" svg:height="2.398cm" svg:x="7.502cm" svg:y="8.802cm">
          <text:p text:style-name="P15">templateCoordinator</text:p>
          <text:p text:style-name="P15"><text:span text:style-name="T10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4.101cm" svg:y1="10.052cm" svg:x2="7.502cm" svg:y2="10.001cm" draw:start-shape="id68" draw:start-glue-point="1" draw:end-shape="id69" draw:end-glue-point="3" svg:d="M4101 10052l3401-51">
          <text:p text:style-name="P1">1,1</text:p>
        </draw:connector>
        <draw:connector draw:style-name="gr23" draw:text-style-name="P1" draw:layer="layout" draw:type="line" svg:x1="12.002cm" svg:y1="10.001cm" svg:x2="15.701cm" svg:y2="9.952cm" draw:start-shape="id69" draw:start-glue-point="1" draw:end-shape="id70" draw:end-glue-point="3" svg:d="M12002 10001l3699-49">
          <text:p text:style-name="P1">*,1</text:p>
        </draw:connector>
      </draw:page>
      <draw:page draw:name="page8" draw:style-name="dp1" draw:master-page-name="預設">
        <draw:custom-shape draw:style-name="gr8" draw:text-style-name="P2" draw:layer="layout" svg:width="8.5cm" svg:height="1.4cm" svg:x="0.001cm" svg:y="0cm">
          <text:p text:style-name="P2"><text:span text:style-name="T1">$(dom).</text:span><text:span text:style-name="T4">template</text:span><text:span text:style-name="T1">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6" xml:id="id79" draw:id="id79" draw:layer="layout" svg:width="18.9cm" svg:height="1.4cm" svg:x="1.6cm" svg:y="2.6cm">
          <text:p text:style-name="P16"><text:span text:style-name="T1">$.template(dom, setting)</text:span><text:span text:style-name="T1">：初始设定 并返回 </text:span><text:span text:style-name="T1">templateCoordina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72" draw:id="id72" draw:layer="layout" svg:width="14.5cm" svg:height="1.209cm" svg:x="5.5cm" svg:y="9.117cm">
          <text:p text:style-name="P17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14" draw:text-style-name="P17" xml:id="id73" draw:id="id73" draw:layer="layout" svg:width="14.5cm" svg:height="1.209cm" svg:x="5.5cm" svg:y="11.293cm">
          <text:p text:style-name="P17"><text:span text:style-name="T2">Callback-&gt;dataLoad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16" xml:id="id74" draw:id="id74" draw:layer="layout" svg:width="14.5cm" svg:height="1.209cm" svg:x="5.5cm" svg:y="13.59cm">
          <text:p text:style-name="P16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xml:id="id75" draw:id="id75" draw:layer="layout" svg:width="14.5cm" svg:height="1.209cm" svg:x="5.5cm" svg:y="15.59cm">
          <text:p text:style-name="P16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76" draw:id="id76" draw:layer="layout" svg:width="14.5cm" svg:height="1.209cm" svg:x="5.5cm" svg:y="17.59cm">
          <text:p text:style-name="P17"><text:span text:style-name="T2">Callback-&gt;</text:span><text:span text:style-name="T1">beforemount</text:span>: </text:p>
          <draw:enhanced-geometry svg:viewBox="0 0 21600 21600" draw:type="rectangle" draw:enhanced-path="M 0 0 L 21600 0 21600 21600 0 21600 0 0 Z N"/>
        </draw:custom-shape>
        <draw:custom-shape draw:style-name="gr21" draw:text-style-name="P17" xml:id="id77" draw:id="id77" draw:layer="layout" svg:width="14.5cm" svg:height="1.209cm" svg:x="5.5cm" svg:y="19.69cm">
          <text:p text:style-name="P17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21" draw:text-style-name="P17" xml:id="id78" draw:id="id78" draw:layer="layout" svg:width="14.5cm" svg:height="1.209cm" svg:x="5.5cm" svg:y="21.69cm">
          <text:p text:style-name="P17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2" xml:id="id71" draw:id="id71" draw:layer="layout" svg:width="3.3cm" svg:height="1.1cm" svg:x="2.3cm" svg:y="6.3cm">
          <text:p text:style-name="P2"><text:span text:style-name="T1">set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7.4cm" svg:x2="5.5cm" svg:y2="9.721cm" draw:start-shape="id71" draw:start-glue-point="2" draw:end-shape="id72" draw:end-glue-point="3" svg:d="M3950 7400v2321h1550">
          <text:p/>
        </draw:connector>
        <draw:connector draw:style-name="gr3" draw:text-style-name="P1" draw:layer="layout" svg:x1="3.95cm" svg:y1="7.4cm" svg:x2="5.5cm" svg:y2="11.897cm" draw:start-shape="id71" draw:start-glue-point="2" draw:end-shape="id73" draw:end-glue-point="3" svg:d="M3950 7400v4497h1550">
          <text:p/>
        </draw:connector>
        <draw:connector draw:style-name="gr3" draw:text-style-name="P1" draw:layer="layout" svg:x1="3.95cm" svg:y1="7.4cm" svg:x2="5.5cm" svg:y2="14.194cm" draw:start-shape="id71" draw:start-glue-point="2" draw:end-shape="id74" draw:end-glue-point="3" svg:d="M3950 7400v6794h1550">
          <text:p/>
        </draw:connector>
        <draw:connector draw:style-name="gr3" draw:text-style-name="P1" draw:layer="layout" svg:x1="3.95cm" svg:y1="7.4cm" svg:x2="5.5cm" svg:y2="16.194cm" draw:start-shape="id71" draw:start-glue-point="2" draw:end-shape="id75" draw:end-glue-point="3" svg:d="M3950 7400v8794h1550">
          <text:p/>
        </draw:connector>
        <draw:connector draw:style-name="gr3" draw:text-style-name="P1" draw:layer="layout" svg:x1="3.95cm" svg:y1="7.4cm" svg:x2="5.5cm" svg:y2="18.194cm" draw:start-shape="id71" draw:start-glue-point="2" draw:end-shape="id76" draw:end-glue-point="3" svg:d="M3950 7400v10794h1550">
          <text:p/>
        </draw:connector>
        <draw:connector draw:style-name="gr3" draw:text-style-name="P1" draw:layer="layout" svg:x1="3.95cm" svg:y1="7.4cm" svg:x2="5.5cm" svg:y2="20.294cm" draw:start-shape="id71" draw:start-glue-point="2" draw:end-shape="id77" draw:end-glue-point="3" svg:d="M3950 7400v12894h1550">
          <text:p/>
        </draw:connector>
        <draw:connector draw:style-name="gr3" draw:text-style-name="P1" draw:layer="layout" svg:x1="3.95cm" svg:y1="7.4cm" svg:x2="5.5cm" svg:y2="22.294cm" draw:start-shape="id71" draw:start-glue-point="2" draw:end-shape="id78" draw:end-glue-point="3" svg:d="M3950 7400v14894h1550">
          <text:p/>
        </draw:connector>
        <draw:connector draw:style-name="gr3" draw:text-style-name="P1" draw:layer="layout" svg:x1="1.6cm" svg:y1="3.3cm" svg:x2="2.3cm" svg:y2="6.85cm" draw:start-shape="id79" draw:start-glue-point="3" draw:end-shape="id71" svg:d="M1600 3300h-501v3550h1201">
          <text:p/>
        </draw:connector>
        <draw:custom-shape draw:style-name="gr22" draw:text-style-name="P16" draw:layer="layout" svg:width="7.9cm" svg:height="2.5cm" svg:x="7cm" svg:y="4.4cm">
          <text:p text:style-name="P16">主要在处理模版以外</text:p>
          <text:p text:style-name="P16">主页面的变动</text:p>
          <draw:enhanced-geometry svg:viewBox="0 0 21600 21600" draw:text-areas="800 800 20800 20800" draw:type="round-rectangular-callout" draw:modifiers="-3936.71687128212 23292.762894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預設">
        <draw:custom-shape draw:style-name="gr8" draw:text-style-name="P2" draw:layer="layout" svg:width="8.5cm" svg:height="1.4cm" svg:x="0.002cm" svg:y="0cm">
          <text:p text:style-name="P2"><text:span text:style-name="T1">$(dom).asyncHtml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3" draw:layer="layout" svg:width="15.8cm" svg:height="2.8cm" svg:x="1.6cm" svg:y="2.6cm">
          <text:p text:style-name="P13"><text:span text:style-name="T1">$.template(dom).</text:span><text:span text:style-name="T4">unmout</text:span><text:span text:style-name="T1">(str)</text:span></text:p>
          <text:p text:style-name="P13"><text:span text:style-name="T1">清空内容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5.8cm" svg:height="7.8cm" svg:x="1.6cm" svg:y="9.5cm">
          <text:p text:style-name="P13"><text:span text:style-name="T1">$.template(dom).</text:span><text:span text:style-name="T4">update</text:span><text:span text:style-name="T1">(</text:span><text:span text:style-name="T1">模版名称，</text:span><text:span text:style-name="T1">data)</text:span></text:p>
          <text:p text:style-name="P13"><text:span text:style-name="T1">更新模版与资料，并渲染</text:span></text:p>
          <text:p text:style-name="P13"><text:span text:style-name="T1"/></text:p>
          <text:p text:style-name="P13"><text:span text:style-name="T1">$.template(dom).</text:span><text:span text:style-name="T4">update</text:span><text:span text:style-name="T11">(</text:span><text:span text:style-name="T11">模版名称</text:span><text:span text:style-name="T11">)</text:span></text:p>
          <text:p text:style-name="P13"><text:span text:style-name="T11">更新模版，并渲染</text:span></text:p>
          <text:p text:style-name="P13"><text:span text:style-name="T11"/></text:p>
          <text:p text:style-name="P13"><text:span text:style-name="T11">$.template(dom).</text:span><text:span text:style-name="T4">update</text:span><text:span text:style-name="T11">(data)</text:span></text:p>
          <text:p text:style-name="P13"><text:span text:style-name="T11">更新资料，并渲染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30T20:15:53.35</meta:creation-date>
    <meta:generator>OpenOffice/4.1.5$Win32 OpenOffice.org_project/415m1$Build-9789</meta:generator>
    <dc:date>2018-12-08T16:04:57.78</dc:date>
    <meta:editing-duration>PT10H49M57S</meta:editing-duration>
    <meta:editing-cycles>74</meta:editing-cycles>
    <meta:document-statistic meta:object-count="173"/>
  </office:meta>
</office:document-meta>
</file>